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016c" officeooo:paragraph-rsid="000e016c"/>
    </style:style>
    <style:style style:name="P2" style:family="paragraph" style:parent-style-name="Standard" style:list-style-name="L1">
      <style:text-properties officeooo:rsid="000e016c" officeooo:paragraph-rsid="000e016c"/>
    </style:style>
    <style:style style:name="P3" style:family="paragraph" style:parent-style-name="Standard" style:list-style-name="L1">
      <style:text-properties officeooo:rsid="000edc9b" officeooo:paragraph-rsid="000edc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ties thesis ubuntu</text:p>
      <text:p text:style-name="P1"/>
      <text:list xml:id="list481716938" text:style-name="L1">
        <text:list-item>
          <text:p text:style-name="P2"><text:a xlink:type="simple" xlink:href="https://docs.opencv.org/3.3.0/dc/d2c/tutorial_real_time_pose.html" text:style-name="Internet_20_link" text:visited-style-name="Visited_20_Internet_20_Link">https://docs.opencv.org/3.3.0/dc/d2c/tutorial_real_time_pose.html</text:a></text:p>
          <text:list>
            <text:list-item>
              <text:p text:style-name="P2">meer info over the pose of the camera (zowel theory als uitleg)</text:p>
            </text:list-item>
          </text:list>
        </text:list-item>
        <text:list-item>
          <text:p text:style-name="P2"><text:a xlink:type="simple" xlink:href="https://opencv-python-tutroals.readthedocs.io/en/latest/py_tutorials/py_calib3d/py_calibration/py_calibration.html" text:style-name="Internet_20_link" text:visited-style-name="Visited_20_Internet_20_Link">https://opencv-python-tutroals.readthedocs.io/en/latest/py_tutorials/py_calib3d/py_calibration/py_calibration.html</text:a></text:p>
          <text:list>
            <text:list-item>
              <text:p text:style-name="P3">camera callibratie</text:p>
            </text:list-item>
          </text:list>
        </text:list-item>
        <text:list-item>
          <text:p text:style-name="P3"><text:a xlink:type="simple" xlink:href="https://github.com/cyvattes/cpePy" text:style-name="Internet_20_link" text:visited-style-name="Visited_20_Internet_20_Link">https://github.com/cyvattes/cpePy</text:a></text:p>
          <text:list>
            <text:list-item>
              <text:p text:style-name="P3">handige code pose of camera</text:p>
            </text:list-item>
          </text:list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3:45:05.148425962</meta:creation-date>
    <dc:date>2018-10-07T00:04:36.797256131</dc:date>
    <meta:editing-duration>PT19M3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32" meta:character-count="349" meta:non-whitespace-character-count="331"/>
  </office:meta>
</office:document-meta>
</file>